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50b" officeooo:paragraph-rsid="000d950b"/>
    </style:style>
    <style:style style:name="P2" style:family="paragraph" style:parent-style-name="Standard">
      <style:text-properties officeooo:paragraph-rsid="000d950b"/>
    </style:style>
    <style:style style:name="P3" style:family="paragraph" style:parent-style-name="Standard">
      <style:text-properties fo:font-size="16pt" officeooo:rsid="000d950b" officeooo:paragraph-rsid="000d950b" style:font-size-asian="16pt" style:font-size-complex="16p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50b" officeooo:paragraph-rsid="000d950b" style:text-blinking="false" fo:background-color="transparent" style:font-size-asian="16pt" style:font-size-complex="16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85ca" officeooo:paragraph-rsid="001085ca" style:text-blinking="false" fo:background-color="transparent" style:font-size-asian="16pt" style:font-size-complex="16pt"/>
    </style:style>
    <style:style style:name="T1" style:family="text">
      <style:text-properties officeooo:rsid="000d950b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edfa7"/>
    </style:style>
    <style:style style:name="T4" style:family="text">
      <style:text-properties officeooo:rsid="0010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Xerrot Menorca</text:p>
      <text:p text:style-name="P3"/>
      <text:p text:style-name="P2"><text:span text:style-name="T2"/></text:p>
      <text:p text:style-name="P1">Sr. Jaume Pons Coll</text:p>
      <text:p text:style-name="P1">Empresa xerrot Menorca</text:p>
      <text:p text:style-name="P1">Carrer del Riu, 11</text:p>
      <text:p text:style-name="P1">Menorca</text:p>
      <text:p text:style-name="P1"/>
      <text:p text:style-name="P1"/>
      <text:p text:style-name="P1"><text:span text:style-name="T3">Bon dia S</text:span>enyor,</text:p>
      <text:p text:style-name="P1"/>
      <text:p text:style-name="P4">Som en Joan Ramis i volem sol·licitar una comanda de 2 Multifuncions</text:p>
      <text:p text:style-name="P4"/>
      <text:p text:style-name="P4"/>
      <text:p text:style-name="P4">Mentre esperam la recepció de la nostra comanda, us saludam ben aten-</text:p>
      <text:p text:style-name="P4">tament.</text:p>
      <text:p text:style-name="P4"/>
      <text:p text:style-name="P5"/>
      <text:p text:style-name="P5">Ies Joan Ramis i Ramis</text:p>
      <text:p text:style-name="P5"/>
      <text:p text:style-name="P4">Propietària de <text:span text:style-name="T4">Xerrot</text:span></text:p>
      <text:p text:style-name="P4"><text:span text:style-name="T4">Menorca</text:span>, <text:span text:style-name="T4">9</text:span> de <text:span text:style-name="T4">novembre</text:span> de <text:span text:style-name="T4">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A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A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22:31.279090034</meta:creation-date>
    <dc:date>2024-11-08T11:51:13.001158579</dc:date>
    <meta:editing-duration>PT4M28S</meta:editing-duration>
    <meta:editing-cycles>1</meta:editing-cycles>
    <meta:document-statistic meta:table-count="0" meta:image-count="0" meta:object-count="0" meta:page-count="1" meta:paragraph-count="12" meta:word-count="56" meta:character-count="312" meta:non-whitespace-character-count="268"/>
    <meta:generator>LibreOffice/24.2.6.2$Linux_X86_64 LibreOffice_project/420$Build-2</meta:generator>
  </office:meta>
</office:document-meta>
</file>